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middle" draw:auto-grow-height="false" fo:min-height="11.206cm" fo:min-width="15.172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2.45cm" fo:min-width="1.8cm"/>
    </style:style>
    <style:style style:name="gr3" style:family="graphic" style:parent-style-name="standard">
      <style:graphic-properties svg:stroke-color="#000000" draw:fill="gradient" draw:fill-gradient-name="Gradient_20_10" draw:textarea-horizontal-align="justify" draw:textarea-vertical-align="middle" draw:auto-grow-height="false" fo:min-height="2.45cm" fo:min-width="2.5cm"/>
    </style:style>
    <style:style style:name="gr4" style:family="graphic" style:parent-style-name="standard">
      <style:graphic-properties svg:stroke-color="#000000" draw:fill="gradient" draw:fill-gradient-name="Gradient_20_11" draw:textarea-horizontal-align="justify" draw:textarea-vertical-align="middle" draw:auto-grow-height="false" fo:min-height="2.45cm" fo:min-width="2.5cm"/>
    </style:style>
    <style:style style:name="gr5" style:family="graphic" style:parent-style-name="standard">
      <style:graphic-properties svg:stroke-color="#000000" draw:fill="gradient" draw:fill-gradient-name="Gradient_20_12" draw:textarea-horizontal-align="justify" draw:textarea-vertical-align="middle" draw:auto-grow-height="false" fo:min-height="2.45cm" fo:min-width="2.5cm"/>
    </style:style>
    <style:style style:name="gr6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3.998cm" fo:min-width="4.248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="gradient" draw:fill-gradient-name="Gradient_20_14" draw:textarea-horizontal-align="justify" draw:textarea-vertical-align="middle" draw:auto-grow-height="false" fo:min-height="1.339cm" fo:min-width="1.0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fo:min-height="1.027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stroke="none" svg:stroke-color="#000000" draw:fill="none" draw:fill-color="#ffffff" fo:min-height="0.9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5" style:family="graphic" style:parent-style-name="standard">
      <style:graphic-properties draw:stroke="none" svg:stroke-color="#000000" draw:fill="none" draw:fill-color="#ffffff" fo:min-height="1.579cm"/>
    </style:style>
    <style:style style:name="gr16" style:family="graphic" style:parent-style-name="standard">
      <style:graphic-properties draw:stroke="none" svg:stroke-color="#000000" draw:fill="none" draw:fill-color="#ffffff" fo:min-height="1.089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811cm"/>
    </style:style>
    <style:style style:name="gr20" style:family="graphic" style:parent-style-name="standard">
      <style:graphic-properties svg:stroke-color="#000000" draw:fill="gradient" draw:fill-gradient-name="Gradient_20_18" draw:textarea-horizontal-align="justify" draw:textarea-vertical-align="middle" draw:auto-grow-height="false" fo:min-height="0.594cm" fo:min-width="2.501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6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gradient" draw:fill-gradient-name="Gradient_20_1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gradient" draw:fill-gradient-name="Gradient_20_11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gradient" draw:fill-gradient-name="Gradient_20_12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gradient-name="Gradient_20_14"/>
      <style:paragraph-properties fo:text-align="center"/>
    </style:style>
    <style:style style:name="P9" style:family="paragraph">
      <loext:graphic-properties draw:fill="none" draw:fill-color="#ffffff"/>
      <style:text-properties fo:font-size="12pt" fo:font-style="italic"/>
    </style:style>
    <style:style style:name="P10" style:family="paragraph">
      <loext:graphic-properties draw:fill="none" draw:fill-color="#ffffff"/>
      <style:paragraph-properties fo:text-align="center"/>
      <style:text-properties fo:font-size="12pt" fo:font-style="italic"/>
    </style:style>
    <style:style style:name="P11" style:family="paragraph">
      <loext:graphic-properties draw:fill="none" draw:fill-color="#ffffff"/>
      <style:paragraph-properties fo:text-align="center"/>
      <style:text-properties fo:font-size="12pt" fo:font-style="italic" style:font-size-asian="12pt" style:font-size-complex="12pt"/>
    </style:style>
    <style:style style:name="P12" style:family="paragraph">
      <loext:graphic-properties draw:fill="none" draw:fill-color="#ffffff"/>
      <style:text-properties fo:color="#2b7ed2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fo:color="#3f7ebe" fo:font-size="10pt" fo:font-style="italic"/>
    </style:style>
    <style:style style:name="P14" style:family="paragraph">
      <style:text-properties fo:color="#0000a8" fo:font-size="26pt" fo:font-weight="bold"/>
    </style:style>
    <style:style style:name="P15" style:family="paragraph">
      <loext:graphic-properties draw:fill="none" draw:fill-color="#ffffff"/>
      <style:text-properties fo:color="#0000a8" fo:font-size="26pt" fo:font-weight="bold"/>
    </style:style>
    <style:style style:name="P16" style:family="paragraph">
      <loext:graphic-properties draw:fill="gradient" draw:fill-gradient-name="Gradient_20_18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italic" style:font-size-asian="12pt" style:font-size-complex="12pt"/>
    </style:style>
    <style:style style:name="T4" style:family="text">
      <style:text-properties fo:color="#2b7ed2"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3f7ebe" fo:font-size="10pt" fo:font-style="italic"/>
    </style:style>
    <style:style style:name="T6" style:family="text">
      <style:text-properties fo:color="#0000a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cm" svg:height="11.484cm" svg:x="1.5cm" svg:y="7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cm" svg:height="2.7cm" svg:x="14.5cm" svg:y="9.316cm">
          <text:p text:style-name="P2"><text:span text:style-name="T1">HTTP</text:span></text:p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2.7cm" svg:x="2.8cm" svg:y="9.016cm">
          <text:p text:style-name="P2"><text:span text:style-name="T1">IVR</text:span></text:p>
          <text:p text:style-name="P2"><text:span text:style-name="T1">Simulator</text:span></text:p>
          <text:p text:style-name="P2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2.7cm" svg:x="3.2cm" svg:y="9.316cm">
          <text:p text:style-name="P2"><text:span text:style-name="T1">IVR</text:span></text:p>
          <text:p text:style-name="P2"><text:span text:style-name="T1">Simulator</text:span></text:p>
          <text:p text:style-name="P2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.7cm" svg:x="3.6cm" svg:y="9.616cm">
          <text:p text:style-name="P2"><text:span text:style-name="T1">IVR</text:span></text:p>
          <text:p text:style-name="P2"><text:span text:style-name="T1">Session</text:span></text:p>
          <text:p text:style-name="P2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4.8cm" svg:height="4.3cm" svg:x="2.3cm" svg:y="8.5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cm" svg:height="2.7cm" svg:x="10.2cm" svg:y="9.316cm">
          <text:p text:style-name="P2"><text:span text:style-name="T1">Request</text:span></text:p>
          <text:p text:style-name="P2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3cm" svg:height="2.7cm" svg:x="14.5cm" svg:y="12.916cm">
          <text:p text:style-name="P2"><text:span text:style-name="T1">HTTP</text:span></text:p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cm" svg:height="1.8cm" svg:x="3.7cm" svg:y="3.7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1.5cm" svg:height="1.8cm" svg:x="4cm" svg:y="3.9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1.5cm" svg:height="1.8cm" svg:x="4.3cm" svg:y="4.1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7" draw:layer="layout" svg:x1="4.3cm" svg:y1="6.116cm" svg:x2="4.3cm" svg:y2="9.016cm">
          <text:p/>
        </draw:line>
        <draw:line draw:style-name="gr8" draw:text-style-name="P7" draw:layer="layout" svg:x1="4.7cm" svg:y1="6.116cm" svg:x2="4.7cm" svg:y2="9.316cm">
          <text:p/>
        </draw:line>
        <draw:line draw:style-name="gr8" draw:text-style-name="P7" draw:layer="layout" svg:x1="5.1cm" svg:y1="6.116cm" svg:x2="5.1cm" svg:y2="9.616cm">
          <text:p/>
        </draw:line>
        <draw:frame draw:style-name="gr9" draw:text-style-name="P9" draw:layer="layout" svg:width="4.078cm" svg:height="1.191cm" svg:x="5.022cm" svg:y="6.216cm">
          <draw:text-box>
            <text:p><text:span text:style-name="T2">Read Scenario</text:span></text:p>
            <text:p><text:span text:style-name="T2">(#Play, #Say, etc.)</text:span></text:p>
          </draw:text-box>
        </draw:frame>
        <draw:line draw:style-name="gr8" draw:text-style-name="P7" draw:layer="layout" svg:x1="10.2cm" svg:y1="9.9cm" svg:x2="7.1cm" svg:y2="9.9cm">
          <text:p/>
        </draw:line>
        <draw:line draw:style-name="gr8" draw:text-style-name="P7" draw:layer="layout" svg:x1="12.5cm" svg:y1="11.516cm" svg:x2="14.5cm" svg:y2="11.516cm">
          <text:p/>
        </draw:line>
        <draw:frame draw:style-name="gr10" draw:text-style-name="P10" draw:layer="layout" svg:width="3.6cm" svg:height="1.277cm" svg:x="6.9cm" svg:y="8.7cm">
          <draw:text-box>
            <text:p text:style-name="P2"><text:span text:style-name="T2">Create, Destroy, Requests</text:span></text:p>
          </draw:text-box>
        </draw:frame>
        <draw:frame draw:style-name="gr11" draw:text-style-name="P10" draw:layer="layout" svg:width="2.1cm" svg:height="0.8cm" svg:x="12.4cm" svg:y="9.116cm">
          <draw:text-box>
            <text:p text:style-name="P2"><text:span text:style-name="T2">Req.</text:span></text:p>
          </draw:text-box>
        </draw:frame>
        <draw:frame draw:style-name="gr12" draw:text-style-name="P11" draw:layer="layout" svg:width="2cm" svg:height="1.3cm" svg:x="12.5cm" svg:y="10.316cm">
          <draw:text-box>
            <text:p text:style-name="P2"><text:span text:style-name="T3"/></text:p>
            <text:p text:style-name="P2"><text:span text:style-name="T3">Resp.</text:span></text:p>
          </draw:text-box>
        </draw:frame>
        <draw:line draw:style-name="gr8" draw:text-style-name="P7" draw:layer="layout" svg:x1="19.1cm" svg:y1="9.816cm" svg:x2="16.8cm" svg:y2="9.816cm">
          <text:p/>
        </draw:line>
        <draw:line draw:style-name="gr8" draw:text-style-name="P7" draw:layer="layout" svg:x1="16.8cm" svg:y1="11.516cm" svg:x2="19.2cm" svg:y2="11.516cm">
          <text:p/>
        </draw:line>
        <draw:frame draw:style-name="gr13" draw:text-style-name="P10" draw:layer="layout" svg:width="8.4cm" svg:height="1.191cm" svg:x="5.5cm" svg:y="13.6cm">
          <draw:text-box>
            <text:p text:style-name="P2"><text:span text:style-name="T2">Send request (scenario) / Receive resp. as a permission to send next one</text:span></text:p>
          </draw:text-box>
        </draw:frame>
        <draw:line draw:style-name="gr8" draw:text-style-name="P7" draw:layer="layout" svg:x1="16.8cm" svg:y1="13.416cm" svg:x2="19.2cm" svg:y2="13.416cm">
          <text:p/>
        </draw:line>
        <draw:line draw:style-name="gr8" draw:text-style-name="P7" draw:layer="layout" svg:x1="19.1cm" svg:y1="15.016cm" svg:x2="16.8cm" svg:y2="15.016cm">
          <text:p/>
        </draw:line>
        <draw:frame draw:style-name="gr13" draw:text-style-name="P10" draw:layer="layout" svg:width="2.4cm" svg:height="1.191cm" svg:x="16.8cm" svg:y="8.616cm">
          <draw:text-box>
            <text:p text:style-name="P2"><text:span text:style-name="T2">HTTP Req.</text:span></text:p>
          </draw:text-box>
        </draw:frame>
        <draw:frame draw:style-name="gr13" draw:text-style-name="P10" draw:layer="layout" svg:width="2.4cm" svg:height="1.191cm" svg:x="16.7cm" svg:y="10.371cm">
          <draw:text-box>
            <text:p text:style-name="P2"><text:span text:style-name="T2">HTTP Resp.</text:span></text:p>
          </draw:text-box>
        </draw:frame>
        <draw:frame draw:style-name="gr13" draw:text-style-name="P10" draw:layer="layout" svg:width="2.4cm" svg:height="1.191cm" svg:x="16.7cm" svg:y="12.316cm">
          <draw:text-box>
            <text:p text:style-name="P2"><text:span text:style-name="T2">HTTP Req.</text:span></text:p>
          </draw:text-box>
        </draw:frame>
        <draw:frame draw:style-name="gr13" draw:text-style-name="P10" draw:layer="layout" svg:width="2.4cm" svg:height="1.191cm" svg:x="16.7cm" svg:y="13.916cm">
          <draw:text-box>
            <text:p text:style-name="P2"><text:span text:style-name="T2">HTTP Resp.</text:span></text:p>
          </draw:text-box>
        </draw:frame>
        <draw:frame draw:style-name="gr14" draw:text-style-name="P12" draw:layer="layout" svg:width="5.1cm" svg:height="1.5cm" svg:x="6cm" svg:y="3.6cm">
          <draw:text-box>
            <text:p><text:span text:style-name="T4">Scenarios are represented by files with JSON requests and located in special folder.</text:span></text:p>
          </draw:text-box>
        </draw:frame>
        <draw:frame draw:style-name="gr15" draw:text-style-name="P13" draw:layer="layout" svg:width="3.4cm" svg:height="1.829cm" svg:x="1.4cm" svg:y="13.571cm">
          <draw:text-box>
            <text:p text:style-name="P2"><text:span text:style-name="T5">Pool of detached threads that play scenarios (destroy when finished).</text:span></text:p>
          </draw:text-box>
        </draw:frame>
        <draw:frame draw:style-name="gr16" draw:text-style-name="P15" draw:layer="layout" svg:width="6.8cm" svg:height="1.339cm" svg:x="1.8cm" svg:y="17.7cm">
          <draw:text-box>
            <text:p text:style-name="P14"><text:span text:style-name="T6">IVR Simulator</text:span></text:p>
          </draw:text-box>
        </draw:frame>
        <draw:line draw:style-name="gr17" draw:text-style-name="P7" draw:layer="layout" svg:x1="3.3cm" svg:y1="13.6cm" svg:x2="3.8cm" svg:y2="12.5cm">
          <text:p/>
        </draw:line>
        <draw:connector draw:style-name="gr18" draw:text-style-name="P7" draw:layer="layout" svg:x1="4.7cm" svg:y1="12.816cm" svg:x2="14.5cm" svg:y2="14.266cm" draw:start-shape="id1" draw:start-glue-point="2" draw:end-shape="id2" svg:d="M4700 12816v1450h9800" svg:viewBox="0 0 9801 1451">
          <text:p/>
        </draw:connector>
        <draw:line draw:style-name="gr8" draw:text-style-name="P7" draw:layer="layout" svg:x1="14.5cm" svg:y1="9.9cm" svg:x2="12.5cm" svg:y2="9.9cm">
          <text:p/>
        </draw:line>
        <draw:line draw:style-name="gr8" draw:text-style-name="P7" draw:layer="layout" svg:x1="7.1cm" svg:y1="11.5cm" svg:x2="10.2cm" svg:y2="11.5cm">
          <text:p/>
        </draw:line>
        <draw:frame draw:style-name="gr19" draw:text-style-name="P11" draw:layer="layout" svg:width="3.1cm" svg:height="2.061cm" svg:x="7.1cm" svg:y="9.9cm">
          <draw:text-box>
            <text:p text:style-name="P2"><text:span text:style-name="T3"/></text:p>
            <text:p text:style-name="P2"><text:span text:style-name="T3">Pre-defined resp.</text:span></text:p>
          </draw:text-box>
        </draw:frame>
        <draw:custom-shape draw:style-name="gr2" draw:text-style-name="P3" draw:layer="layout" svg:width="2.3cm" svg:height="2.7cm" svg:x="14.5cm" svg:y="16.3cm">
          <text:p text:style-name="P2"><text:span text:style-name="T1">HTTP</text:span></text:p>
          <text:p text:style-name="P2"><text:span text:style-name="T1">Media</text:span></text:p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1cm" svg:y1="16.854cm" svg:x2="16.8cm" svg:y2="16.854cm">
          <text:p/>
        </draw:line>
        <draw:line draw:style-name="gr8" draw:text-style-name="P7" draw:layer="layout" svg:x1="16.8cm" svg:y1="18.554cm" svg:x2="19.2cm" svg:y2="18.554cm">
          <text:p/>
        </draw:line>
        <draw:frame draw:style-name="gr13" draw:text-style-name="P10" draw:layer="layout" svg:width="2.4cm" svg:height="1.191cm" svg:x="17.2cm" svg:y="15.654cm">
          <draw:text-box>
            <text:p text:style-name="P2"><text:span text:style-name="T2">HTTP GET Req.</text:span></text:p>
          </draw:text-box>
        </draw:frame>
        <draw:frame draw:style-name="gr13" draw:text-style-name="P10" draw:layer="layout" svg:width="2.6cm" svg:height="1.191cm" svg:x="16.9cm" svg:y="17.409cm">
          <draw:text-box>
            <text:p text:style-name="P2"><text:span text:style-name="T2">x-wav audio file</text:span></text:p>
          </draw:text-box>
        </draw:frame>
        <draw:custom-shape draw:style-name="gr20" draw:text-style-name="P16" draw:layer="layout" svg:width="3cm" svg:height="1.6cm" svg:x="9cm" svg:y="1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8" draw:text-style-name="P7" draw:layer="layout" svg:x1="14.5cm" svg:y1="17.6cm" svg:x2="12.1cm" svg:y2="17.6cm">
          <text:p/>
        </draw:line>
        <draw:frame draw:style-name="gr11" draw:text-style-name="P10" draw:layer="layout" svg:width="2.1cm" svg:height="0.8cm" svg:x="12.4cm" svg:y="16.8cm">
          <draw:text-box>
            <text:p text:style-name="P2"><text:span text:style-name="T2">Read</text:span></text:p>
          </draw:text-box>
        </draw:frame>
        <draw:frame draw:style-name="gr21" draw:text-style-name="P13" draw:layer="layout" svg:width="3.1cm" svg:height="1.1cm" svg:x="8.9cm" svg:y="15.7cm">
          <draw:text-box>
            <text:p text:style-name="P2"><text:span text:style-name="T5">Local audio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b2b2b2" draw:end-color="#999999" draw:start-intensity="100%" draw:end-intensity="100%" draw:angle="300" draw:border="0%"/>
    <draw:gradient draw:name="Gradient_20_11" draw:display-name="Gradient 11" draw:style="linear" draw:start-color="#b2b2b2" draw:end-color="#999999" draw:start-intensity="100%" draw:end-intensity="100%" draw:angle="300" draw:border="0%"/>
    <draw:gradient draw:name="Gradient_20_12" draw:display-name="Gradient 12" draw:style="linear" draw:start-color="#b2b2b2" draw:end-color="#999999" draw:start-intensity="100%" draw:end-intensity="100%" draw:angle="300" draw:border="0%"/>
    <draw:gradient draw:name="Gradient_20_14" draw:display-name="Gradient 14" draw:style="linear" draw:start-color="#eeeeee" draw:end-color="#dddddd" draw:start-intensity="100%" draw:end-intensity="100%" draw:angle="300" draw:border="0%"/>
    <draw:gradient draw:name="Gradient_20_15" draw:display-name="Gradient 15" draw:style="linear" draw:start-color="#999999" draw:end-color="#333333" draw:start-intensity="100%" draw:end-intensity="100%" draw:angle="300" draw:border="0%"/>
    <draw:gradient draw:name="Gradient_20_16" draw:display-name="Gradient 16" draw:style="linear" draw:start-color="#eeeeee" draw:end-color="#333333" draw:start-intensity="100%" draw:end-intensity="100%" draw:angle="300" draw:border="0%"/>
    <draw:gradient draw:name="Gradient_20_17" draw:display-name="Gradient 17" draw:style="linear" draw:start-color="#eeeeee" draw:end-color="#999999" draw:start-intensity="100%" draw:end-intensity="100%" draw:angle="300" draw:border="0%"/>
    <draw:gradient draw:name="Gradient_20_18" draw:display-name="Gradient 18" draw:style="linear" draw:start-color="#eeeeee" draw:end-color="#808080" draw:start-intensity="100%" draw:end-intensity="100%" draw:angle="300" draw:border="0%"/>
    <draw:gradient draw:name="Gradient_20_6" draw:display-name="Gradient 6" draw:style="linear" draw:start-color="#cccccc" draw:end-color="#999999" draw:start-intensity="100%" draw:end-intensity="100%" draw:angle="300" draw:border="0%"/>
    <draw:gradient draw:name="Tango_20_Green" draw:display-name="Tango Green" draw:style="linear" draw:start-color="#999999" draw:end-color="#4e9a06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0:28:56.826000000</meta:creation-date>
    <dc:date>2017-05-16T19:02:34.596000000</dc:date>
    <meta:editing-duration>PT26M38S</meta:editing-duration>
    <meta:editing-cycles>3</meta:editing-cycles>
    <meta:generator>LibreOffice/5.3.1.2$Windows_X86_64 LibreOffice_project/e80a0e0fd1875e1696614d24c32df0f95f03deb2</meta:generator>
    <meta:document-statistic meta:object-count="46"/>
  </office:meta>
</office:document-meta>
</file>